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USCUVILCA RAFAEL ANGELA JINA LINDA MARI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49389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AR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6848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USCUVILCA RAFAEL ANGELA JINA LINDA MARICR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4938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498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783378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39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